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bbb8"/>
    </style:style>
    <style:style style:name="P2" style:family="paragraph" style:parent-style-name="Standard">
      <style:text-properties officeooo:paragraph-rsid="000ef634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officeooo:paragraph-rsid="001579e3"/>
    </style:style>
    <style:style style:name="P5" style:family="paragraph" style:parent-style-name="Standard">
      <style:text-properties officeooo:paragraph-rsid="001aa760"/>
    </style:style>
    <style:style style:name="P6" style:family="paragraph" style:parent-style-name="Standard">
      <style:text-properties officeooo:paragraph-rsid="00194664"/>
    </style:style>
    <style:style style:name="P7" style:family="paragraph" style:parent-style-name="Standard">
      <style:text-properties officeooo:paragraph-rsid="001b9a1a"/>
    </style:style>
    <style:style style:name="P8" style:family="paragraph" style:parent-style-name="Standard">
      <style:text-properties officeooo:paragraph-rsid="001d9ad9"/>
    </style:style>
    <style:style style:name="P9" style:family="paragraph" style:parent-style-name="Standard">
      <style:text-properties officeooo:paragraph-rsid="001b4f4e"/>
    </style:style>
    <style:style style:name="P10" style:family="paragraph" style:parent-style-name="Standard">
      <style:text-properties officeooo:paragraph-rsid="00266eeb"/>
    </style:style>
    <style:style style:name="P11" style:family="paragraph" style:parent-style-name="Standard">
      <style:text-properties officeooo:paragraph-rsid="002ac0b5"/>
    </style:style>
    <style:style style:name="P12" style:family="paragraph" style:parent-style-name="Heading">
      <style:text-properties style:font-name="Times New Roman"/>
    </style:style>
    <style:style style:name="P13" style:family="paragraph" style:parent-style-name="Text_20_body">
      <style:text-properties officeooo:paragraph-rsid="0022e3ba"/>
    </style:style>
    <style:style style:name="P14" style:family="paragraph" style:parent-style-name="Text_20_body">
      <style:text-properties officeooo:paragraph-rsid="002d722e"/>
    </style:style>
    <style:style style:name="P15" style:family="paragraph" style:parent-style-name="Heading_20_3">
      <style:text-properties officeooo:paragraph-rsid="0022e3ba"/>
    </style:style>
    <style:style style:name="P16" style:family="paragraph" style:parent-style-name="Text_20_body">
      <style:text-properties officeooo:paragraph-rsid="00287650"/>
    </style:style>
    <style:style style:name="P17" style:family="paragraph" style:parent-style-name="Text_20_body">
      <style:text-properties officeooo:paragraph-rsid="00322ce9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0ef634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0ebbb8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12e25a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1579e3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1aa760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officeooo:rsid="001b9a1a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12e25a" fo:background-color="transparent" loext:char-shading-value="0" style:font-size-asian="10.5pt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1579e3" fo:background-color="transparent" loext:char-shading-value="0" style:font-size-asian="10.5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officeooo:rsid="00194664" fo:background-color="transparent" loext:char-shading-value="0" style:font-size-asian="10.5pt" style:font-size-complex="12pt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officeooo:rsid="001afa88" fo:background-color="transparent" loext:char-shading-value="0" style:font-size-asian="10.5pt" style:font-size-complex="12pt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officeooo:rsid="001b4f4e" fo:background-color="transparent" loext:char-shading-value="0" style:font-size-asian="10.5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officeooo:rsid="001b9a1a" fo:background-color="transparent" loext:char-shading-value="0" style:font-size-asian="10.5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officeooo:rsid="00266eeb" fo:background-color="transparent" loext:char-shading-value="0" style:font-size-asian="10.5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officeooo:rsid="002c7dd4" fo:background-color="transparent" loext:char-shading-value="0" style:font-size-asian="10.5pt" style:font-size-complex="12pt"/>
    </style:style>
    <style:style style:name="T16" style:family="text">
      <style:text-properties fo:font-variant="normal" fo:text-transform="none" fo:color="#ce181e" style:font-name="Times New Roman" fo:font-size="12pt" fo:letter-spacing="normal" fo:font-style="normal" fo:font-weight="normal" officeooo:rsid="001b9a1a" fo:background-color="transparent" loext:char-shading-value="0" style:font-size-asian="10.5pt" style:font-size-complex="12pt"/>
    </style:style>
    <style:style style:name="T17" style:family="text">
      <style:text-properties fo:font-variant="normal" fo:text-transform="none" fo:color="#ce181e" style:font-name="Times New Roman" fo:font-size="12pt" fo:letter-spacing="normal" fo:font-style="normal" fo:font-weight="normal" officeooo:rsid="001f928a" fo:background-color="transparent" loext:char-shading-value="0" style:font-size-asian="10.5pt" style:font-size-complex="12pt"/>
    </style:style>
    <style:style style:name="T18" style:family="text">
      <style:text-properties fo:font-variant="normal" fo:text-transform="none" fo:color="#ce181e" style:font-name="Times New Roman" fo:font-size="12pt" fo:letter-spacing="normal" fo:font-style="normal" fo:font-weight="normal" officeooo:rsid="002176c8" fo:background-color="transparent" loext:char-shading-value="0" style:font-size-asian="10.5pt" style:font-size-complex="12pt"/>
    </style:style>
    <style:style style:name="T19" style:family="text">
      <style:text-properties fo:font-variant="normal" fo:text-transform="none" fo:color="#ce181e" style:font-name="Times New Roman" fo:font-size="12pt" fo:letter-spacing="normal" fo:font-style="normal" fo:font-weight="normal" officeooo:rsid="0022e3ba" fo:background-color="transparent" loext:char-shading-value="0" style:font-size-asian="10.5pt" style:font-size-complex="12pt"/>
    </style:style>
    <style:style style:name="T20" style:family="text">
      <style:text-properties fo:font-variant="normal" fo:text-transform="none" fo:color="#ce181e" style:font-name="Times New Roman" fo:font-size="12pt" fo:letter-spacing="normal" fo:font-style="normal" fo:font-weight="normal" officeooo:rsid="002ac0b5" fo:background-color="transparent" loext:char-shading-value="0" style:font-size-asian="10.5pt" style:font-size-complex="12pt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weight="normal" officeooo:rsid="0022e3ba" style:font-weight-asian="normal" style:font-weight-complex="normal"/>
    </style:style>
    <style:style style:name="T23" style:family="text">
      <style:text-properties style:font-name="Times New Roman" fo:font-weight="normal" officeooo:rsid="0024b009" style:font-weight-asian="normal" style:font-weight-complex="normal"/>
    </style:style>
    <style:style style:name="T24" style:family="text">
      <style:text-properties style:font-name="Times New Roman" fo:font-weight="normal" officeooo:rsid="00287650" style:font-weight-asian="normal" style:font-weight-complex="normal"/>
    </style:style>
    <style:style style:name="T25" style:family="text">
      <style:text-properties style:font-name="Times New Roman" fo:font-weight="normal" officeooo:rsid="002d722e" style:font-weight-asian="normal" style:font-weight-complex="normal"/>
    </style:style>
    <style:style style:name="T26" style:family="text">
      <style:text-properties style:font-name="Times New Roman" fo:font-weight="normal" officeooo:rsid="002f4648" style:font-weight-asian="normal" style:font-weight-complex="normal"/>
    </style:style>
    <style:style style:name="T27" style:family="text">
      <style:text-properties style:font-name="Times New Roman" fo:font-weight="normal" officeooo:rsid="0030ebb0" style:font-weight-asian="normal" style:font-weight-complex="normal"/>
    </style:style>
    <style:style style:name="T28" style:family="text">
      <style:text-properties style:font-name="Times New Roman" fo:font-weight="normal" officeooo:rsid="00322ce9" style:font-weight-asian="normal" style:font-weight-complex="normal"/>
    </style:style>
    <style:style style:name="T29" style:family="text">
      <style:text-properties style:font-name="Times New Roman" fo:font-weight="normal" officeooo:rsid="00343216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DEA installation :</text:p>
      <text:p text:style-name="P3"/>
      <text:p text:style-name="P3">-lpugixml</text:p>
      <text:p text:style-name="P3">apt-get install libpugixml-dev</text:p>
      <text:p text:style-name="P3"/>
      <text:p text:style-name="P3">-lCppUTest</text:p>
      <text:p text:style-name="Standard"><text:span text:style-name="Source_20_Text"><text:span text:style-name="T1">apt-get install cpputest</text:span></text:span></text:p>
      <text:p text:style-name="Standard"><text:span text:style-name="Source_20_Text"><text:span text:style-name="T1"/></text:span></text:p>
      <text:p text:style-name="P5"><text:span text:style-name="Source_20_Text"><text:span text:style-name="T6">java</text:span></text:span></text:p>
      <text:p text:style-name="P5"><text:span text:style-name="Source_20_Text"><text:span text:style-name="T6">apt-get intall openjdk-*version number*-jdk</text:span></text:span></text:p>
      <text:p text:style-name="P2"><text:span text:style-name="Source_20_Text"><text:span text:style-name="T2">avoir java pour obtenir les .dot et la</text:span></text:span></text:p>
      <text:p text:style-name="Standard"><text:span text:style-name="Source_20_Text"><text:span text:style-name="T1"/></text:span></text:p>
      <text:p text:style-name="Heading"><text:span text:style-name="Source_20_Text"><text:span text:style-name="T21">Modification apporté :</text:span></text:span></text:p>
      <text:p text:style-name="P1"><text:span text:style-name="Source_20_Text"><text:span text:style-name="T3"/></text:span></text:p>
      <text:p text:style-name="P1"><text:span text:style-name="Source_20_Text"><text:span text:style-name="T3">-Population::Population(string) :</text:span></text:span></text:p>
      <text:p text:style-name="P1"><text:span text:style-name="Source_20_Text"><text:span text:style-name="T3">le nombre de modèle utilisé par chromosome n’a plus besoin d’être diviseur du nombre de modèle disponible.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>-</text:span></text:span><text:span text:style-name="Source_20_Text"><text:span text:style-name="T7">NSGAII :</text:span></text:span></text:p>
      <text:p text:style-name="P7"><text:span text:style-name="Source_20_Text"><text:span text:style-name="T7">Ajout paramètre </text:span></text:span><text:span text:style-name="Source_20_Text"><text:span text:style-name="T8">NSGAII::dir </text:span></text:span><text:span text:style-name="Source_20_Text"><text:span text:style-name="T13">nom du dossier contenant tout les outputs (jvm/output/stat)</text:span></text:span></text:p>
      <text:p text:style-name="P7"><text:span text:style-name="Source_20_Text"><text:span text:style-name="T13"/></text:span></text:p>
      <text:p text:style-name="P7"><text:span text:style-name="Source_20_Text"><text:span text:style-name="T16">ligne 42</text:span></text:span><text:span text:style-name="Source_20_Text"><text:span text:style-name="T20">2</text:span></text:span><text:span text:style-name="Source_20_Text"><text:span text:style-name="T16">-4</text:span></text:span><text:span text:style-name="Source_20_Text"><text:span text:style-name="T20">26</text:span></text:span><text:span text:style-name="Source_20_Text"><text:span text:style-name="T16"> (Logger l(outfile))</text:span></text:span></text:p>
      <text:p text:style-name="P7"><text:span text:style-name="Source_20_Text"><text:span text:style-name="T16">n’ajoute pas l’affichage de la matrice résultat car problème de résultat il y a.</text:span></text:span></text:p>
      <text:p text:style-name="P8"><text:span text:style-name="Source_20_Text"><text:span text:style-name="T17"/></text:span></text:p>
      <text:p text:style-name="P11"><text:span text:style-name="Source_20_Text"><text:span text:style-name="T18">segfault :</text:span></text:span></text:p>
      <text:p text:style-name="P11"><text:span text:style-name="Source_20_Text"><text:span text:style-name="T18">ga.evolve</text:span></text:span></text:p>
      <text:p text:style-name="P11"><text:span text:style-name="Source_20_Text"><text:span text:style-name="T18">NSGAII ::step()</text:span></text:span></text:p>
      <text:p text:style-name="P11"><text:span text:style-name="Source_20_Text"><text:span text:style-name="T18">l &lt;&lt; *popr</text:span></text:span></text:p>
      <text:p text:style-name="P11"><text:span text:style-name="Source_20_Text"><text:span text:style-name="T18">std::cout &lt;&lt; *res[0] &lt;&lt; std::endl ; </text:span></text:span></text:p>
      <text:p text:style-name="P11"><text:span text:style-name="Source_20_Text"><text:span text:style-name="T18">Matrix operator&lt;&lt; (log &lt;&lt; m.to_string</text:span></text:span><text:span text:style-name="Source_20_Text"><text:span text:style-name="T19">)</text:span></text:span></text:p>
      <text:p text:style-name="P7"><text:span text:style-name="Source_20_Text"><text:span text:style-name="T16"/></text:span></text:p>
      <text:p text:style-name="P1"><text:span text:style-name="Source_20_Text"><text:span text:style-name="T3"/></text:span></text:p>
      <text:p text:style-name="P4"><text:span text:style-name="Source_20_Text"><text:span text:style-name="T4">-Main.</text:span></text:span><text:span text:style-name="Source_20_Text"><text:span text:style-name="T5">cpp :</text:span></text:span><text:span text:style-name="Source_20_Text"><text:span text:style-name="T4"> </text:span></text:span></text:p>
      <text:p text:style-name="P4"><text:span text:style-name="Source_20_Text"><text:span text:style-name="T5">I</text:span></text:span><text:span text:style-name="Source_20_Text"><text:span text:style-name="T4">nitialisation du dossier qui contiendra les outputs </text:span></text:span><text:span text:style-name="Source_20_Text"><text:span text:style-name="T8">NSGAII::dir</text:span></text:span></text:p>
      <text:p text:style-name="P4"><text:span text:style-name="Source_20_Text"><text:span text:style-name="T9"/></text:span></text:p>
      <text:p text:style-name="P4"><text:span text:style-name="Source_20_Text"><text:span text:style-name="T13">Paramètre</text:span></text:span><text:span text:style-name="Source_20_Text"><text:span text:style-name="T9"> -out demande le nom du dossier dans lequel sera sto</text:span></text:span><text:span text:style-name="Source_20_Text"><text:span text:style-name="T10">ck</text:span></text:span><text:span text:style-name="Source_20_Text"><text:span text:style-name="T9">é chaque output (jvmconsuption </text:span></text:span><text:span text:style-name="Source_20_Text"><text:span text:style-name="T15">+ </text:span></text:span><text:span text:style-name="Source_20_Text"><text:span text:style-name="T9">output </text:span></text:span><text:span text:style-name="Source_20_Text"><text:span text:style-name="T15">+ </text:span></text:span><text:span text:style-name="Source_20_Text"><text:span text:style-name="T9">stat)</text:span></text:span></text:p>
      <text:p text:style-name="P6"><text:span text:style-name="Source_20_Text"><text:span text:style-name="T10">par défaut le nom </text:span></text:span><text:span text:style-name="Source_20_Text"><text:span text:style-name="T15">du dossier</text:span></text:span><text:span text:style-name="Source_20_Text"><text:span text:style-name="T10"> est une combinaison des autres </text:span></text:span><text:span text:style-name="Source_20_Text"><text:span text:style-name="T15">paramètres.</text:span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>-</text:span></text:span><text:span text:style-name="Source_20_Text"><text:span text:style-name="T11">Model.cpp/.h :</text:span></text:span></text:p>
      <text:p text:style-name="P9"><text:span text:style-name="Source_20_Text"><text:span text:style-name="T12">generateDotFile : déplacement des fichiers .dot créés dans le répertoire correspondant à la génération actuel.</text:span></text:span></text:p>
      <text:p text:style-name="P9"><text:span text:style-name="Source_20_Text"><text:span text:style-name="T12"/></text:span></text:p>
      <text:p text:style-name="P10"><text:span text:style-name="Source_20_Text"><text:span text:style-name="T14">-G</text:span></text:span><text:span text:style-name="Source_20_Text"><text:span text:style-name="T15">A</text:span></text:span><text:span text:style-name="Source_20_Text"><text:span text:style-name="T14">Chromosom.cpp</text:span></text:span></text:p>
      <text:p text:style-name="P10"><text:span text:style-name="Source_20_Text"><text:span text:style-name="T15">méthode</text:span></text:span><text:span text:style-name="Source_20_Text"><text:span text:style-name="T14"> </text:span></text:span><text:span text:style-name="Source_20_Text"><text:span text:style-name="T15">e</text:span></text:span><text:span text:style-name="Source_20_Text"><text:span text:style-name="T14">valuate, ajout des appels de Model::generateDotFile dans la boucle </text:span></text:span><text:span text:style-name="Source_20_Text"><text:span text:style-name="T15">dans le cas où les distances choisies sont cosine et levenshtein. (réduit les performances)</text:span></text:span></text:p>
      <text:p text:style-name="P9"><text:span text:style-name="Source_20_Text"><text:span text:style-name="T12"/></text:span></text:p>
      <text:h text:style-name="P15" text:outline-level="3"><text:soft-page-break/><text:span text:style-name="Source_20_Text"><text:span text:style-name="T22">Remarque :</text:span></text:span></text:h>
      <text:p text:style-name="P13"><text:span text:style-name="Source_20_Text"><text:span text:style-name="T22">Au vu du nombre de chaînes de caractère et de valeurs introduites à la main, ce logiciel est difficile à adapter.</text:span></text:span></text:p>
      <text:p text:style-name="P14"><text:span text:style-name="Source_20_Text"><text:span text:style-name="T25">TODO : </text:span></text:span><text:span text:style-name="Source_20_Text"><text:span text:style-name="T23">adapté Model::generateDotFile à l’utilisation de l’output de grimm4java </text:span></text:span><text:span text:style-name="Source_20_Text"><text:span text:style-name="T25">(cas javasmall)</text:span></text:span></text:p>
      <text:p text:style-name="P16"><text:span text:style-name="Source_20_Text"><text:span text:style-name="T24">Si (nb model total) / (nb model par population) </text:span></text:span><text:span text:style-name="Source_20_Text"><text:span text:style-name="T26">&lt; 4</text:span></text:span><text:span text:style-name="Source_20_Text"><text:span text:style-name="T24"> : segfault</text:span></text:span></text:p>
      <text:p text:style-name="P17"><text:span text:style-name="Source_20_Text"><text:span text:style-name="T27">Dans le cas de l’approche inter-individu :</text:span></text:span></text:p>
      <text:p text:style-name="P17"><text:span text:style-name="Source_20_Text"><text:span text:style-name="T28">L</text:span></text:span><text:span text:style-name="Source_20_Text"><text:span text:style-name="T27">’utilisation de la distance cosine, en réalité la distance de levenshtein est appeler.</text:span></text:span></text:p>
      <text:p text:style-name="P17"><text:span text:style-name="Source_20_Text"><text:span text:style-name="T28">Sur la matrice de distance la diagonale est nulle. Sauf que la distance doit être strictement positif ou negatif. </text:span></text:span><text:span text:style-name="Source_20_Text"><text:span text:style-name="T29">Erreur provenant de roulettewheelselector qui nécessite que la population soit trié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2:42:32.15</meta:creation-date>
    <dc:date>2018-04-13T03:07:32.956000000</dc:date>
    <meta:editing-duration>PT6H25M17S</meta:editing-duration>
    <meta:editing-cycles>26</meta:editing-cycles>
    <meta:generator>LibreOffice/6.0.2.1$Windows_X86_64 LibreOffice_project/f7f06a8f319e4b62f9bc5095aa112a65d2f3ac89</meta:generator>
    <meta:document-statistic meta:table-count="0" meta:image-count="0" meta:object-count="0" meta:page-count="2" meta:paragraph-count="36" meta:word-count="276" meta:character-count="1836" meta:non-whitespace-character-count="1594"/>
  </office:meta>
</office:document-meta>
</file>